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svg:stroke-color="#0000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start-width="0.203cm" draw:marker-end-width="0.203cm" draw:fill="none" draw:textarea-vertical-align="middle"/>
    </style:style>
    <style:style style:name="gr5" style:family="graphic" style:parent-style-name="objectwithoutfill">
      <style:graphic-properties draw:marker-start-width="0.203cm" draw:marker-end="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marker-start-width="0.203cm" draw:marker-end-width="0.203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" draw:marker-start-width="0.203cm" draw:marker-end="" draw:marker-end-width="0.203cm" draw:fill="none" draw:textarea-vertical-align="middle"/>
    </style:style>
    <style:style style:name="gr8" style:family="graphic" style:parent-style-name="objectwithoutfill">
      <style:graphic-properties draw:marker-start="" draw:marker-start-width="0.203cm" draw:marker-end="Arrow" draw:marker-end-width="0.203cm" draw:fill="none" draw:textarea-vertical-align="middle"/>
    </style:style>
    <style:style style:name="gr9" style:family="graphic" style:parent-style-name="objectwithoutfill">
      <style:graphic-properties draw:marker-end="Arrow" draw:marker-end-width="0.203cm" draw:fill="none" draw:textarea-vertical-align="middle"/>
    </style:style>
    <style:style style:name="gr10" style:family="graphic" style:parent-style-name="objectwithoutfill">
      <style:graphic-properties draw:marker-end="Arrow" draw:marker-end-width="0.20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.759cm" svg:height="1.675cm" svg:x="1.07cm" svg:y="4.318cm">
          <draw:text-box>
            <text:p>XXX</text:p>
            <text:p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8.655cm" svg:height="1.195cm" svg:x="1.016cm" svg:y="1.724cm">
          <draw:text-box>
            <text:p text:style-name="P2"><text:span text:style-name="T1">ARIEL Demonst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8.617cm" svg:height="8.083cm" svg:x="1.07cm" svg:y="4.318cm">
          <draw:text-box>
            <text:p text:style-name="P4">5 Participants:</text:p>
            <text:p text:style-name="P4"><text:tab/>- Buyer</text:p>
            <text:p text:style-name="P4"><text:tab/>- Seller</text:p>
            <text:p text:style-name="P4"><text:tab/>- Supplier</text:p>
            <text:p text:style-name="P4"><text:tab/>- Purchaser</text:p>
            <text:p text:style-name="P4"><text:tab/>- Shipper</text:p>
            <text:p text:style-name="P4"/>
            <text:p text:style-name="P4">1 Workflow - 2 Converations:</text:p>
            <text:p text:style-name="P4"><text:tab/>- Find Books</text:p>
            <text:p text:style-name="P4"><text:tab/>- Purchase Books</text:p>
            <text:p text:style-name="P4"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3.172cm" svg:height="1.195cm" svg:x="1.016cm" svg:y="1.724cm">
          <draw:text-box>
            <text:p text:style-name="P2"><text:span text:style-name="T1">ARIEL Demonstration - Boo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25.898cm" svg:height="0.963cm" svg:x="1.07cm" svg:y="4.318cm">
          <draw:text-box>
            <text:p text:style-name="P4"><text:tab/> <text:s text:c="3"/>Buyer<text:tab/><text:tab/><text:tab/> <text:s text:c="5"/>Seller<text:tab/><text:tab/><text:tab/>Supplier<text:tab/><text:tab/><text:tab/>Purchaser<text:tab/><text:tab/> <text:s/>Shipper</text:p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3.172cm" svg:height="1.195cm" svg:x="1.016cm" svg:y="1.724cm">
          <draw:text-box>
            <text:p text:style-name="P2"><text:span text:style-name="T1">ARIEL Demonstration - Bookshop</text:span></text:p>
          </draw:text-box>
        </draw:frame>
        <draw:line draw:style-name="gr4" draw:text-style-name="P5" draw:layer="layout" svg:x1="4.148cm" svg:y1="5.558cm" svg:x2="4.148cm" svg:y2="20.066cm">
          <text:p/>
        </draw:line>
        <draw:line draw:style-name="gr4" draw:text-style-name="P5" draw:layer="layout" svg:x1="9.647cm" svg:y1="5.557cm" svg:x2="9.647cm" svg:y2="20.065cm">
          <text:p/>
        </draw:line>
        <draw:line draw:style-name="gr4" draw:text-style-name="P5" draw:layer="layout" svg:x1="15.146cm" svg:y1="5.556cm" svg:x2="15.146cm" svg:y2="20.064cm">
          <text:p/>
        </draw:line>
        <draw:line draw:style-name="gr4" draw:text-style-name="P5" draw:layer="layout" svg:x1="20.645cm" svg:y1="5.555cm" svg:x2="20.645cm" svg:y2="20.063cm">
          <text:p/>
        </draw:line>
        <draw:line draw:style-name="gr4" draw:text-style-name="P5" draw:layer="layout" svg:x1="26.144cm" svg:y1="5.554cm" svg:x2="26.144cm" svg:y2="20.062cm">
          <text:p/>
        </draw:line>
        <draw:line draw:style-name="gr5" draw:text-style-name="P5" draw:layer="layout" svg:x1="4.148cm" svg:y1="6.074cm" svg:x2="9.647cm" svg:y2="6.074cm">
          <text:p/>
        </draw:line>
        <draw:line draw:style-name="gr5" draw:text-style-name="P5" draw:layer="layout" svg:x1="9.648cm" svg:y1="6.524cm" svg:x2="15.147cm" svg:y2="6.524cm">
          <text:p/>
        </draw:line>
        <draw:frame draw:style-name="gr6" draw:text-style-name="P6" draw:layer="layout" svg:width="2.885cm" svg:height="0.725cm" svg:x="4.76cm" svg:y="5.412cm">
          <draw:text-box>
            <text:p text:style-name="P6">Order Books</text:p>
          </draw:text-box>
        </draw:frame>
        <draw:frame draw:style-name="gr6" draw:text-style-name="P6" draw:layer="layout" svg:width="2.953cm" svg:height="0.725cm" svg:x="10.26cm" svg:y="5.912cm">
          <draw:text-box>
            <text:p text:style-name="P6">Query Books</text:p>
          </draw:text-box>
        </draw:frame>
        <draw:line draw:style-name="gr7" draw:text-style-name="P5" draw:layer="layout" svg:x1="9.648cm" svg:y1="7.424cm" svg:x2="15.147cm" svg:y2="7.424cm">
          <text:p/>
        </draw:line>
        <draw:frame draw:style-name="gr6" draw:text-style-name="P6" draw:layer="layout" svg:width="4.016cm" svg:height="0.725cm" svg:x="10.36cm" svg:y="6.812cm">
          <draw:text-box>
            <text:p text:style-name="P6">Books Unavailable</text:p>
          </draw:text-box>
        </draw:frame>
        <draw:line draw:style-name="gr7" draw:text-style-name="P5" draw:layer="layout" svg:x1="9.649cm" svg:y1="8.324cm" svg:x2="15.148cm" svg:y2="8.324cm">
          <text:p/>
        </draw:line>
        <draw:frame draw:style-name="gr6" draw:text-style-name="P6" draw:layer="layout" svg:width="3.487cm" svg:height="0.725cm" svg:x="10.361cm" svg:y="7.712cm">
          <draw:text-box>
            <text:p text:style-name="P6">Books Available</text:p>
          </draw:text-box>
        </draw:frame>
        <draw:line draw:style-name="gr7" draw:text-style-name="P5" draw:layer="layout" svg:x1="4.148cm" svg:y1="7.824cm" svg:x2="9.647cm" svg:y2="7.824cm">
          <text:p/>
        </draw:line>
        <draw:frame draw:style-name="gr6" draw:text-style-name="P6" draw:layer="layout" svg:width="3.381cm" svg:height="0.725cm" svg:x="4.76cm" svg:y="7.212cm">
          <draw:text-box>
            <text:p text:style-name="P6">Order Rejected</text:p>
          </draw:text-box>
        </draw:frame>
        <draw:line draw:style-name="gr7" draw:text-style-name="P5" draw:layer="layout" svg:x1="4.149cm" svg:y1="14.024cm" svg:x2="9.648cm" svg:y2="14.024cm">
          <text:p/>
        </draw:line>
        <draw:frame draw:style-name="gr6" draw:text-style-name="P6" draw:layer="layout" svg:width="4.092cm" svg:height="0.725cm" svg:x="4.761cm" svg:y="13.412cm">
          <draw:text-box>
            <text:p text:style-name="P6">Purchase Rejected</text:p>
          </draw:text-box>
        </draw:frame>
        <draw:line draw:style-name="gr7" draw:text-style-name="P5" draw:layer="layout" svg:x1="4.15cm" svg:y1="17.724cm" svg:x2="9.649cm" svg:y2="17.724cm">
          <text:p/>
        </draw:line>
        <draw:frame draw:style-name="gr6" draw:text-style-name="P6" draw:layer="layout" svg:width="4.164cm" svg:height="0.725cm" svg:x="4.762cm" svg:y="17.112cm">
          <draw:text-box>
            <text:p text:style-name="P6">Purchase Accepted</text:p>
          </draw:text-box>
        </draw:frame>
        <draw:line draw:style-name="gr8" draw:text-style-name="P5" draw:layer="layout" svg:x1="9.65cm" svg:y1="9.324cm" svg:x2="15.149cm" svg:y2="9.324cm">
          <text:p/>
        </draw:line>
        <draw:frame draw:style-name="gr6" draw:text-style-name="P6" draw:layer="layout" svg:width="3.376cm" svg:height="0.725cm" svg:x="10.362cm" svg:y="8.712cm">
          <draw:text-box>
            <text:p text:style-name="P6">Reserve Books</text:p>
          </draw:text-box>
        </draw:frame>
        <draw:line draw:style-name="gr7" draw:text-style-name="P5" draw:layer="layout" svg:x1="4.15cm" svg:y1="10.524cm" svg:x2="9.649cm" svg:y2="10.524cm">
          <text:p/>
        </draw:line>
        <draw:frame draw:style-name="gr6" draw:text-style-name="P6" draw:layer="layout" svg:width="3.381cm" svg:height="0.725cm" svg:x="4.762cm" svg:y="9.912cm">
          <draw:text-box>
            <text:p text:style-name="P6">Order Rejected</text:p>
          </draw:text-box>
        </draw:frame>
        <draw:line draw:style-name="gr7" draw:text-style-name="P5" draw:layer="layout" svg:x1="9.65cm" svg:y1="10.224cm" svg:x2="15.149cm" svg:y2="10.224cm">
          <text:p/>
        </draw:line>
        <draw:frame draw:style-name="gr6" draw:text-style-name="P6" draw:layer="layout" svg:width="2.365cm" svg:height="0.725cm" svg:x="10.362cm" svg:y="9.612cm">
          <draw:text-box>
            <text:p text:style-name="P6">Exception</text:p>
          </draw:text-box>
        </draw:frame>
        <draw:line draw:style-name="gr7" draw:text-style-name="P5" draw:layer="layout" svg:x1="4.151cm" svg:y1="11.424cm" svg:x2="9.65cm" svg:y2="11.424cm">
          <text:p/>
        </draw:line>
        <draw:frame draw:style-name="gr6" draw:text-style-name="P6" draw:layer="layout" svg:width="3.453cm" svg:height="0.725cm" svg:x="4.763cm" svg:y="10.812cm">
          <draw:text-box>
            <text:p text:style-name="P6">Order Accepted</text:p>
          </draw:text-box>
        </draw:frame>
        <draw:line draw:style-name="gr7" draw:text-style-name="P5" draw:layer="layout" svg:x1="9.651cm" svg:y1="11.124cm" svg:x2="15.15cm" svg:y2="11.124cm">
          <text:p/>
        </draw:line>
        <draw:frame draw:style-name="gr6" draw:text-style-name="P6" draw:layer="layout" svg:width="2.106cm" svg:height="0.725cm" svg:x="10.363cm" svg:y="10.512cm">
          <draw:text-box>
            <text:p text:style-name="P6">Success</text:p>
          </draw:text-box>
        </draw:frame>
        <draw:line draw:style-name="gr7" draw:text-style-name="P5" draw:layer="layout" svg:x1="1.351cm" svg:y1="18.124cm" svg:x2="4.146cm" svg:y2="18.124cm">
          <text:p/>
        </draw:line>
        <draw:frame draw:style-name="gr6" draw:text-style-name="P6" draw:layer="layout" svg:width="1.941cm" svg:height="0.725cm" svg:x="1.963cm" svg:y="17.512cm">
          <draw:text-box>
            <text:p text:style-name="P6">Receipt</text:p>
          </draw:text-box>
        </draw:frame>
        <draw:line draw:style-name="gr7" draw:text-style-name="P5" draw:layer="layout" svg:x1="1.352cm" svg:y1="14.424cm" svg:x2="4.147cm" svg:y2="14.424cm">
          <text:p/>
        </draw:line>
        <draw:frame draw:style-name="gr6" draw:text-style-name="P6" draw:layer="layout" svg:width="1.184cm" svg:height="0.725cm" svg:x="1.964cm" svg:y="13.812cm">
          <draw:text-box>
            <text:p text:style-name="P6">Fail</text:p>
          </draw:text-box>
        </draw:frame>
        <draw:line draw:style-name="gr7" draw:text-style-name="P5" draw:layer="layout" svg:x1="1.353cm" svg:y1="8.224cm" svg:x2="4.148cm" svg:y2="8.224cm">
          <text:p/>
        </draw:line>
        <draw:frame draw:style-name="gr6" draw:text-style-name="P6" draw:layer="layout" svg:width="1.184cm" svg:height="0.725cm" svg:x="1.965cm" svg:y="7.612cm">
          <draw:text-box>
            <text:p text:style-name="P6">Fail</text:p>
          </draw:text-box>
        </draw:frame>
        <draw:line draw:style-name="gr5" draw:text-style-name="P5" draw:layer="layout" svg:x1="4.148cm" svg:y1="12.474cm" svg:x2="9.647cm" svg:y2="12.474cm">
          <text:p/>
        </draw:line>
        <draw:frame draw:style-name="gr6" draw:text-style-name="P6" draw:layer="layout" svg:width="3.597cm" svg:height="0.725cm" svg:x="4.76cm" svg:y="11.812cm">
          <draw:text-box>
            <text:p text:style-name="P6">Purchase Books</text:p>
          </draw:text-box>
        </draw:frame>
        <draw:line draw:style-name="gr5" draw:text-style-name="P5" draw:layer="layout" svg:x1="9.648cm" svg:y1="12.774cm" svg:x2="20.645cm" svg:y2="12.774cm">
          <text:p/>
        </draw:line>
        <draw:frame draw:style-name="gr6" draw:text-style-name="P6" draw:layer="layout" svg:width="3.597cm" svg:height="0.725cm" svg:x="10.26cm" svg:y="12.112cm">
          <draw:text-box>
            <text:p text:style-name="P6">Purchase Books</text:p>
          </draw:text-box>
        </draw:frame>
        <draw:frame draw:style-name="gr6" draw:text-style-name="P6" draw:layer="layout" svg:width="4.092cm" svg:height="0.725cm" svg:x="10.262cm" svg:y="13.013cm">
          <draw:text-box>
            <text:p text:style-name="P6">Purchase Rejected</text:p>
          </draw:text-box>
        </draw:frame>
        <draw:line draw:style-name="gr7" draw:text-style-name="P5" draw:layer="layout" svg:x1="9.648cm" svg:y1="13.672cm" svg:x2="20.645cm" svg:y2="13.672cm">
          <text:p/>
        </draw:line>
        <draw:line draw:style-name="gr5" draw:text-style-name="P5" draw:layer="layout" svg:x1="9.648cm" svg:y1="15.574cm" svg:x2="26.144cm" svg:y2="15.574cm">
          <text:p/>
        </draw:line>
        <draw:frame draw:style-name="gr6" draw:text-style-name="P6" draw:layer="layout" svg:width="2.653cm" svg:height="0.725cm" svg:x="10.26cm" svg:y="14.912cm">
          <draw:text-box>
            <text:p text:style-name="P6">Ship Books</text:p>
          </draw:text-box>
        </draw:frame>
        <draw:line draw:style-name="gr7" draw:text-style-name="P5" draw:layer="layout" svg:x1="9.647cm" svg:y1="16.475cm" svg:x2="26.143cm" svg:y2="16.475cm">
          <text:p/>
        </draw:line>
        <draw:frame draw:style-name="gr6" draw:text-style-name="P6" draw:layer="layout" svg:width="4.096cm" svg:height="0.725cm" svg:x="10.259cm" svg:y="15.813cm">
          <draw:text-box>
            <text:p text:style-name="P6">Shipment Rejected</text:p>
          </draw:text-box>
        </draw:frame>
        <draw:line draw:style-name="gr7" draw:text-style-name="P5" draw:layer="layout" svg:x1="9.646cm" svg:y1="17.376cm" svg:x2="26.142cm" svg:y2="17.376cm">
          <text:p/>
        </draw:line>
        <draw:frame draw:style-name="gr6" draw:text-style-name="P6" draw:layer="layout" svg:width="4.168cm" svg:height="0.725cm" svg:x="10.258cm" svg:y="16.714cm">
          <draw:text-box>
            <text:p text:style-name="P6">Shipment Accepted</text:p>
          </draw:text-box>
        </draw:frame>
        <draw:line draw:style-name="gr7" draw:text-style-name="P5" draw:layer="layout" svg:x1="9.646cm" svg:y1="18.877cm" svg:x2="26.142cm" svg:y2="18.877cm">
          <text:p/>
        </draw:line>
        <draw:frame draw:style-name="gr6" draw:text-style-name="P6" draw:layer="layout" svg:width="4.24cm" svg:height="0.725cm" svg:x="10.258cm" svg:y="18.215cm">
          <draw:text-box>
            <text:p text:style-name="P6">Shipment Complete</text:p>
          </draw:text-box>
        </draw:frame>
        <draw:line draw:style-name="gr9" draw:text-style-name="P1" draw:layer="layout" svg:x1="4.372cm" svg:y1="11.646cm" svg:x2="4.372cm" svg:y2="12.408cm">
          <text:p/>
        </draw:line>
        <draw:line draw:style-name="gr7" draw:text-style-name="P5" draw:layer="layout" svg:x1="1.354cm" svg:y1="10.825cm" svg:x2="4.149cm" svg:y2="10.825cm">
          <text:p/>
        </draw:line>
        <draw:frame draw:style-name="gr6" draw:text-style-name="P6" draw:layer="layout" svg:width="1.184cm" svg:height="0.725cm" svg:x="1.966cm" svg:y="10.213cm">
          <draw:text-box>
            <text:p text:style-name="P6">Fail</text:p>
          </draw:text-box>
        </draw:frame>
        <draw:line draw:style-name="gr7" draw:text-style-name="P5" draw:layer="layout" svg:x1="1.324cm" svg:y1="19.225cm" svg:x2="9.647cm" svg:y2="19.225cm">
          <text:p/>
        </draw:line>
        <draw:frame draw:style-name="gr6" draw:text-style-name="P6" draw:layer="layout" svg:width="3.402cm" svg:height="0.725cm" svg:x="4.762cm" svg:y="18.613cm">
          <draw:text-box>
            <text:p text:style-name="P6">Email Message</text:p>
          </draw:text-box>
        </draw:frame>
        <draw:frame draw:style-name="gr6" draw:text-style-name="P6" draw:layer="layout" svg:width="4.164cm" svg:height="0.725cm" svg:x="10.263cm" svg:y="13.914cm">
          <draw:text-box>
            <text:p text:style-name="P6">Purchase Accepted</text:p>
          </draw:text-box>
        </draw:frame>
        <draw:line draw:style-name="gr7" draw:text-style-name="P5" draw:layer="layout" svg:x1="9.649cm" svg:y1="14.573cm" svg:x2="20.646cm" svg:y2="14.573cm">
          <text:p/>
        </draw:line>
        <draw:line draw:style-name="gr9" draw:text-style-name="P1" draw:layer="layout" svg:x1="9.87cm" svg:y1="14.845cm" svg:x2="9.87cm" svg:y2="15.607cm">
          <text:p/>
        </draw:line>
        <draw:line draw:style-name="gr9" draw:text-style-name="P1" draw:layer="layout" svg:x1="9.868cm" svg:y1="8.544cm" svg:x2="9.868cm" svg:y2="9.306cm">
          <text:p/>
        </draw:line>
        <draw:line draw:style-name="gr9" draw:text-style-name="P1" draw:layer="layout" svg:x1="20.068cm" svg:y1="12.944cm" svg:x2="20.068cm" svg:y2="13.706cm">
          <text:p/>
        </draw:line>
        <draw:line draw:style-name="gr9" draw:text-style-name="P1" draw:layer="layout" svg:x1="20.366cm" svg:y1="12.943cm" svg:x2="20.366cm" svg:y2="14.573cm">
          <text:p/>
        </draw:line>
        <draw:line draw:style-name="gr9" draw:text-style-name="P1" draw:layer="layout" svg:x1="20.066cm" svg:y1="15.743cm" svg:x2="20.066cm" svg:y2="16.505cm">
          <text:p/>
        </draw:line>
        <draw:line draw:style-name="gr9" draw:text-style-name="P1" draw:layer="layout" svg:x1="20.364cm" svg:y1="15.742cm" svg:x2="20.364cm" svg:y2="17.372cm">
          <text:p/>
        </draw:line>
        <draw:line draw:style-name="gr10" draw:text-style-name="P1" draw:layer="layout" svg:x1="25.895cm" svg:y1="17.58cm" svg:x2="25.895cm" svg:y2="18.871cm">
          <text:p text:style-name="P1">`</text:p>
        </draw:line>
        <draw:line draw:style-name="gr9" draw:text-style-name="P1" draw:layer="layout" svg:x1="14.566cm" svg:y1="6.676cm" svg:x2="14.566cm" svg:y2="7.438cm">
          <text:p/>
        </draw:line>
        <draw:line draw:style-name="gr9" draw:text-style-name="P1" draw:layer="layout" svg:x1="14.864cm" svg:y1="6.675cm" svg:x2="14.864cm" svg:y2="8.305cm">
          <text:p/>
        </draw:line>
        <draw:line draw:style-name="gr9" draw:text-style-name="P1" draw:layer="layout" svg:x1="14.564cm" svg:y1="9.475cm" svg:x2="14.564cm" svg:y2="10.237cm">
          <text:p/>
        </draw:line>
        <draw:line draw:style-name="gr9" draw:text-style-name="P1" draw:layer="layout" svg:x1="14.862cm" svg:y1="9.474cm" svg:x2="14.862cm" svg:y2="11.104cm">
          <text:p/>
        </draw:line>
        <draw:line draw:style-name="gr7" draw:text-style-name="P5" draw:layer="layout" svg:x1="4.149cm" svg:y1="16.825cm" svg:x2="9.648cm" svg:y2="16.825cm">
          <text:p/>
        </draw:line>
        <draw:frame draw:style-name="gr6" draw:text-style-name="P6" draw:layer="layout" svg:width="4.092cm" svg:height="0.725cm" svg:x="4.761cm" svg:y="16.213cm">
          <draw:text-box>
            <text:p text:style-name="P6">Purchase Rejected</text:p>
          </draw:text-box>
        </draw:frame>
        <draw:line draw:style-name="gr7" draw:text-style-name="P5" draw:layer="layout" svg:x1="1.352cm" svg:y1="17.225cm" svg:x2="4.147cm" svg:y2="17.225cm">
          <text:p/>
        </draw:line>
        <draw:frame draw:style-name="gr6" draw:text-style-name="P6" draw:layer="layout" svg:width="1.184cm" svg:height="0.725cm" svg:x="1.964cm" svg:y="16.613cm">
          <draw:text-box>
            <text:p text:style-name="P6">Fail</text:p>
          </draw:text-box>
        </draw:frame>
        <draw:line draw:style-name="gr9" draw:text-style-name="P1" draw:layer="layout" svg:x1="25.566cm" svg:y1="15.743cm" svg:x2="25.566cm" svg:y2="16.505cm">
          <text:p/>
        </draw:line>
        <draw:line draw:style-name="gr9" draw:text-style-name="P1" draw:layer="layout" svg:x1="25.864cm" svg:y1="15.742cm" svg:x2="25.864cm" svg:y2="17.372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0T08:15:20.11</meta:creation-date>
    <meta:editing-duration>P16DT5H34M13S</meta:editing-duration>
    <meta:editing-cycles>50</meta:editing-cycles>
    <dc:date>2013-12-26T13:49:49.61</dc:date>
    <meta:generator>OpenOffice.org/3.4.1$Win32 OpenOffice.org_project/341m1$Build-9593</meta:generator>
    <meta:document-statistic meta:object-count="109"/>
  </office:meta>
</office:document-meta>
</file>